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83CAFF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FF420E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33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33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3.3085416666667cm"/>
    </style:style>
    <style:style style:name="co2" style:family="table-column">
      <style:table-column-properties fo:break-before="auto" style:column-width="1.40229166666667cm"/>
    </style:style>
    <style:style style:name="co3" style:family="table-column">
      <style:table-column-properties fo:break-before="auto" style:column-width="5.000625cm"/>
    </style:style>
    <style:style style:name="co4" style:family="table-column">
      <style:table-column-properties fo:break-before="auto" style:column-width="5.715cm"/>
    </style:style>
    <style:style style:name="co5" style:family="table-column">
      <style:table-column-properties fo:break-before="auto" style:column-width="17.065625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2pt" style:use-optimal-row-height="fals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number-columns-repeated="7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number-columns-repeated="1011" table:default-cell-style-name="ce2"/>
        <table:table-column table:style-name="co7" table:default-cell-style-name="ce2"/>
        <table:table-column table:style-name="co7" table:number-columns-repeated="15360" table:default-cell-style-name="ce1"/>
        <table:table-row table:style-name="ro1">
          <table:table-cell office:value-type="string" table:style-name="ce2">
            <text:p>GO-переменная, позволяющая начать функцию дифференциирования</text:p>
          </table:table-cell>
          <table:table-cell office:value-type="string" table:style-name="ce3">
            <text:p>GO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S0</text:p>
          </table:table-cell>
          <table:table-cell office:value-type="string" table:style-name="ce3">
            <text:p>S1</text:p>
          </table:table-cell>
          <table:table-cell office:value-type="string" table:style-name="ce3">
            <text:p>S2</text:p>
          </table:table-cell>
          <table:table-cell office:value-type="string" table:style-name="ce3">
            <text:p>S3</text:p>
          </table:table-cell>
          <table:table-cell office:value-type="string" table:style-name="ce3">
            <text:p>~a</text:p>
          </table:table-cell>
          <table:table-cell office:value-type="string" table:style-name="ce4">
            <text:p>NS0</text:p>
          </table:table-cell>
          <table:table-cell office:value-type="string" table:style-name="ce4">
            <text:p>NS1</text:p>
          </table:table-cell>
          <table:table-cell office:value-type="string" table:style-name="ce4">
            <text:p>NS2</text:p>
          </table:table-cell>
          <table:table-cell office:value-type="string" table:style-name="ce4">
            <text:p>NS3</text:p>
          </table:table-cell>
          <table:table-cell office:value-type="string" table:style-name="ce4">
            <text:p>GDONE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DONE-переменная, оповещающая о завершении этапа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S0:S3 – переменные, несущие в себе код операции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~a – инвертированный OR константи степени дифференциального уравнения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GDONE сигналл о завершении дифференциирования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2">
          <table:table-cell table:style-name="ce2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Логическое выражение для получения правильного кода операции</text:p>
          </table:table-cell>
          <table:table-cell table:number-columns-repeated="7" table:style-name="ce2"/>
          <table:table-cell office:value-type="string" table:style-name="ce2">
            <text:p>D*~S0*S1*S2*S3+~D*S0*~S1*~S2*~S3</text:p>
          </table:table-cell>
          <table:table-cell office:value-type="string" table:style-name="ce2">
            <text:p>~S0(S1(~D+~S2+~S3)+D*~S1*S2*S3*~a)</text:p>
          </table:table-cell>
          <table:table-cell office:value-type="string" table:style-name="ce5">
            <text:p>~S0*(S2*~S3+<text:span text:style-name="T3">S3*(DxorS2)</text:span>+~D*S2*S3*~a)+D*S0*~S1*~S2*~S3</text:p>
          </table:table-cell>
          <table:table-cell office:value-type="string" table:style-name="ce2">
            <text:p>~S0(S1(DxorS3)+~S1(~D*S3*(<text:span text:style-name="T4">~S2</text:span>+~a)+G*~S2*~S3))+D*~S1*~S3*(S0xorS2)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boolean" office:boolean-value="false" table:formula="of:=OR(AND([.C2];NOT([.D2]);[.E2];[.F2];[.G2]);AND(NOT([.C2]);[.D2];NOT([.E2]);NOT([.F2]);NOT([.G2])))" table:style-name="ce2">
            <text:p>FALSE</text:p>
          </table:table-cell>
          <table:table-cell office:value-type="boolean" office:boolean-value="false" table:formula="of:=AND(NOT([.D2]);OR(AND([.E2];OR(NOT([.C2]);NOT([.F2]);NOT([.G2])));AND([.C2];NOT([.E2]);[.F2];[.G2];NOT([.H2]))))" table:style-name="ce2">
            <text:p>FALSE</text:p>
          </table:table-cell>
          <table:table-cell office:value-type="boolean" office:boolean-value="false" table:formula="of:=OR(AND(NOT([.D2]);OR(AND([.F2];NOT([.G2]));AND([.G2];XOR([.C2];[.F2]));AND(NOT([.C2]);[.F2];[.G2];NOT([.H2]))));AND([.C2];[.D2];NOT([.E2]);NOT([.F2]);NOT([.G2])))" table:style-name="ce2">
            <text:p>FALSE</text:p>
          </table:table-cell>
          <table:table-cell office:value-type="boolean" office:boolean-value="false" table:formula="of:=OR(AND(NOT([.D2]);OR(AND([.E2];XOR([.C2];[.G2]));AND(NOT([.E2]);OR(AND(NOT([.C2]);[.G2];OR(NOT([.F2]);NOT([.H2])));AND([.B2];NOT([.F2]);NOT([.G2]))))));AND([.C2];NOT([.E2]);NOT([.G2]);XOR([.D2];[.F2])))" table:style-name="ce2">
            <text:p>FALSE</text:p>
          </table:table-cell>
          <table:table-cell table:style-name="ce2"/>
          <table:table-cell office:value-type="float" office:value="0" table:style-name="ce4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boolean" office:boolean-value="false" table:formula="of:=OR(AND([.C3];NOT([.D3]);[.E3];[.F3];[.G3]);AND(NOT([.C3]);[.D3];NOT([.E3]);NOT([.F3]);NOT([.G3])))" table:style-name="ce2">
            <text:p>FALSE</text:p>
          </table:table-cell>
          <table:table-cell office:value-type="boolean" office:boolean-value="false" table:formula="of:=AND(NOT([.D3]);OR(AND([.E3];OR(NOT([.C3]);NOT([.F3]);NOT([.G3])));AND([.C3];NOT([.E3]);[.F3];[.G3];NOT([.H3]))))" table:style-name="ce2">
            <text:p>FALSE</text:p>
          </table:table-cell>
          <table:table-cell office:value-type="boolean" office:boolean-value="false" table:formula="of:=OR(AND(NOT([.D3]);OR(AND([.F3];NOT([.G3]));AND([.G3];XOR([.C3];[.F3]));AND(NOT([.C3]);[.F3];[.G3];NOT([.H3]))));AND([.C3];[.D3];NOT([.E3]);NOT([.F3]);NOT([.G3])))" table:style-name="ce2">
            <text:p>FALSE</text:p>
          </table:table-cell>
          <table:table-cell office:value-type="boolean" office:boolean-value="true" table:formula="of:=OR(AND(NOT([.D3]);OR(AND([.E3];XOR([.C3];[.G3]));AND(NOT([.E3]);OR(AND(NOT([.C3]);[.G3];OR(NOT([.F3]);NOT([.H3])));AND([.B3];NOT([.F3]);NOT([.G3]))))));AND([.C3];NOT([.E3]);NOT([.G3]);XOR([.D3];[.F3])))" table:style-name="ce2">
            <text:p>TRUE</text:p>
          </table:table-cell>
          <table:table-cell table:style-name="ce2"/>
          <table:table-cell office:value-type="float" office:value="1" table:style-name="ce4">
            <text:p>1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boolean" office:boolean-value="false" table:formula="of:=OR(AND([.C4];NOT([.D4]);[.E4];[.F4];[.G4]);AND(NOT([.C4]);[.D4];NOT([.E4]);NOT([.F4]);NOT([.G4])))" table:style-name="ce2">
            <text:p>FALSE</text:p>
          </table:table-cell>
          <table:table-cell office:value-type="boolean" office:boolean-value="false" table:formula="of:=AND(NOT([.D4]);OR(AND([.E4];OR(NOT([.C4]);NOT([.F4]);NOT([.G4])));AND([.C4];NOT([.E4]);[.F4];[.G4];NOT([.H4]))))" table:style-name="ce2">
            <text:p>FALSE</text:p>
          </table:table-cell>
          <table:table-cell office:value-type="boolean" office:boolean-value="false" table:formula="of:=OR(AND(NOT([.D4]);OR(AND([.F4];NOT([.G4]));AND([.G4];XOR([.C4];[.F4]));AND(NOT([.C4]);[.F4];[.G4];NOT([.H4]))));AND([.C4];[.D4];NOT([.E4]);NOT([.F4]);NOT([.G4])))" table:style-name="ce2">
            <text:p>FALSE</text:p>
          </table:table-cell>
          <table:table-cell office:value-type="boolean" office:boolean-value="true" table:formula="of:=OR(AND(NOT([.D4]);OR(AND([.E4];XOR([.C4];[.G4]));AND(NOT([.E4]);OR(AND(NOT([.C4]);[.G4];OR(NOT([.F4]);NOT([.H4])));AND([.B4];NOT([.F4]);NOT([.G4]))))));AND([.C4];NOT([.E4]);NOT([.G4]);XOR([.D4];[.F4])))" table:style-name="ce2">
            <text:p>TRUE</text:p>
          </table:table-cell>
          <table:table-cell office:value-type="string" table:style-name="ce2">
            <text:p>_</text:p>
          </table:table-cell>
          <table:table-cell office:value-type="float" office:value="1" table:style-name="ce4">
            <text:p>1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boolean" office:boolean-value="false" table:formula="of:=OR(AND([.C5];NOT([.D5]);[.E5];[.F5];[.G5]);AND(NOT([.C5]);[.D5];NOT([.E5]);NOT([.F5]);NOT([.G5])))" table:style-name="ce2">
            <text:p>FALSE</text:p>
          </table:table-cell>
          <table:table-cell office:value-type="boolean" office:boolean-value="false" table:formula="of:=AND(NOT([.D5]);OR(AND([.E5];OR(NOT([.C5]);NOT([.F5]);NOT([.G5])));AND([.C5];NOT([.E5]);[.F5];[.G5];NOT([.H5]))))" table:style-name="ce2">
            <text:p>FALSE</text:p>
          </table:table-cell>
          <table:table-cell office:value-type="boolean" office:boolean-value="true" table:formula="of:=OR(AND(NOT([.D5]);OR(AND([.F5];NOT([.G5]));AND([.G5];XOR([.C5];[.F5]));AND(NOT([.C5]);[.F5];[.G5];NOT([.H5]))));AND([.C5];[.D5];NOT([.E5]);NOT([.F5]);NOT([.G5])))" table:style-name="ce2">
            <text:p>TRUE</text:p>
          </table:table-cell>
          <table:table-cell office:value-type="boolean" office:boolean-value="false" table:formula="of:=OR(AND(NOT([.D5]);OR(AND([.E5];XOR([.C5];[.G5]));AND(NOT([.E5]);OR(AND(NOT([.C5]);[.G5];OR(NOT([.F5]);NOT([.H5])));AND([.B5];NOT([.F5]);NOT([.G5]))))));AND([.C5];NOT([.E5]);NOT([.G5]);XOR([.D5];[.F5])))" table:style-name="ce2">
            <text:p>FALSE</text:p>
          </table:table-cell>
          <table:table-cell table:style-name="ce2"/>
          <table:table-cell office:value-type="float" office:value="0" table:style-name="ce4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boolean" office:boolean-value="false" table:formula="of:=OR(AND([.C6];NOT([.D6]);[.E6];[.F6];[.G6]);AND(NOT([.C6]);[.D6];NOT([.E6]);NOT([.F6]);NOT([.G6])))" table:style-name="ce2">
            <text:p>FALSE</text:p>
          </table:table-cell>
          <table:table-cell office:value-type="boolean" office:boolean-value="false" table:formula="of:=AND(NOT([.D6]);OR(AND([.E6];OR(NOT([.C6]);NOT([.F6]);NOT([.G6])));AND([.C6];NOT([.E6]);[.F6];[.G6];NOT([.H6]))))" table:style-name="ce2">
            <text:p>FALSE</text:p>
          </table:table-cell>
          <table:table-cell office:value-type="boolean" office:boolean-value="true" table:formula="of:=OR(AND(NOT([.D6]);OR(AND([.F6];NOT([.G6]));AND([.G6];XOR([.C6];[.F6]));AND(NOT([.C6]);[.F6];[.G6];NOT([.H6]))));AND([.C6];[.D6];NOT([.E6]);NOT([.F6]);NOT([.G6])))" table:style-name="ce2">
            <text:p>TRUE</text:p>
          </table:table-cell>
          <table:table-cell office:value-type="boolean" office:boolean-value="false" table:formula="of:=OR(AND(NOT([.D6]);OR(AND([.E6];XOR([.C6];[.G6]));AND(NOT([.E6]);OR(AND(NOT([.C6]);[.G6];OR(NOT([.F6]);NOT([.H6])));AND([.B6];NOT([.F6]);NOT([.G6]))))));AND([.C6];NOT([.E6]);NOT([.G6]);XOR([.D6];[.F6])))" table:style-name="ce2">
            <text:p>FALSE</text:p>
          </table:table-cell>
          <table:table-cell table:style-name="ce2"/>
          <table:table-cell office:value-type="float" office:value="0" table:style-name="ce4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boolean" office:boolean-value="false" table:formula="of:=OR(AND([.C7];NOT([.D7]);[.E7];[.F7];[.G7]);AND(NOT([.C7]);[.D7];NOT([.E7]);NOT([.F7]);NOT([.G7])))" table:style-name="ce2">
            <text:p>FALSE</text:p>
          </table:table-cell>
          <table:table-cell office:value-type="boolean" office:boolean-value="false" table:formula="of:=AND(NOT([.D7]);OR(AND([.E7];OR(NOT([.C7]);NOT([.F7]);NOT([.G7])));AND([.C7];NOT([.E7]);[.F7];[.G7];NOT([.H7]))))" table:style-name="ce2">
            <text:p>FALSE</text:p>
          </table:table-cell>
          <table:table-cell office:value-type="boolean" office:boolean-value="true" table:formula="of:=OR(AND(NOT([.D7]);OR(AND([.F7];NOT([.G7]));AND([.G7];XOR([.C7];[.F7]));AND(NOT([.C7]);[.F7];[.G7];NOT([.H7]))));AND([.C7];[.D7];NOT([.E7]);NOT([.F7]);NOT([.G7])))" table:style-name="ce2">
            <text:p>TRUE</text:p>
          </table:table-cell>
          <table:table-cell office:value-type="boolean" office:boolean-value="true" table:formula="of:=OR(AND(NOT([.D7]);OR(AND([.E7];XOR([.C7];[.G7]));AND(NOT([.E7]);OR(AND(NOT([.C7]);[.G7];OR(NOT([.F7]);NOT([.H7])));AND([.B7];NOT([.F7]);NOT([.G7]))))));AND([.C7];NOT([.E7]);NOT([.G7]);XOR([.D7];[.F7])))" table:style-name="ce2">
            <text:p>TRUE</text:p>
          </table:table-cell>
          <table:table-cell table:style-name="ce2"/>
          <table:table-cell office:value-type="float" office:value="1" table:style-name="ce4">
            <text:p>1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boolean" office:boolean-value="false" table:formula="of:=OR(AND([.C8];NOT([.D8]);[.E8];[.F8];[.G8]);AND(NOT([.C8]);[.D8];NOT([.E8]);NOT([.F8]);NOT([.G8])))" table:style-name="ce2">
            <text:p>FALSE</text:p>
          </table:table-cell>
          <table:table-cell office:value-type="boolean" office:boolean-value="false" table:formula="of:=AND(NOT([.D8]);OR(AND([.E8];OR(NOT([.C8]);NOT([.F8]);NOT([.G8])));AND([.C8];NOT([.E8]);[.F8];[.G8];NOT([.H8]))))" table:style-name="ce2">
            <text:p>FALSE</text:p>
          </table:table-cell>
          <table:table-cell office:value-type="boolean" office:boolean-value="false" table:formula="of:=OR(AND(NOT([.D8]);OR(AND([.F8];NOT([.G8]));AND([.G8];XOR([.C8];[.F8]));AND(NOT([.C8]);[.F8];[.G8];NOT([.H8]))));AND([.C8];[.D8];NOT([.E8]);NOT([.F8]);NOT([.G8])))" table:style-name="ce2">
            <text:p>FALSE</text:p>
          </table:table-cell>
          <table:table-cell office:value-type="boolean" office:boolean-value="false" table:formula="of:=OR(AND(NOT([.D8]);OR(AND([.E8];XOR([.C8];[.G8]));AND(NOT([.E8]);OR(AND(NOT([.C8]);[.G8];OR(NOT([.F8]);NOT([.H8])));AND([.B8];NOT([.F8]);NOT([.G8]))))));AND([.C8];NOT([.E8]);NOT([.G8]);XOR([.D8];[.F8])))" table:style-name="ce2">
            <text:p>FALSE</text:p>
          </table:table-cell>
          <table:table-cell office:value-type="string" table:style-name="ce2">
            <text:p>_</text:p>
          </table:table-cell>
          <table:table-cell office:value-type="float" office:value="0" table:style-name="ce4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boolean" office:boolean-value="false" table:formula="of:=OR(AND([.C9];NOT([.D9]);[.E9];[.F9];[.G9]);AND(NOT([.C9]);[.D9];NOT([.E9]);NOT([.F9]);NOT([.G9])))" table:style-name="ce2">
            <text:p>FALSE</text:p>
          </table:table-cell>
          <table:table-cell office:value-type="boolean" office:boolean-value="false" table:formula="of:=AND(NOT([.D9]);OR(AND([.E9];OR(NOT([.C9]);NOT([.F9]);NOT([.G9])));AND([.C9];NOT([.E9]);[.F9];[.G9];NOT([.H9]))))" table:style-name="ce2">
            <text:p>FALSE</text:p>
          </table:table-cell>
          <table:table-cell office:value-type="boolean" office:boolean-value="true" table:formula="of:=OR(AND(NOT([.D9]);OR(AND([.F9];NOT([.G9]));AND([.G9];XOR([.C9];[.F9]));AND(NOT([.C9]);[.F9];[.G9];NOT([.H9]))));AND([.C9];[.D9];NOT([.E9]);NOT([.F9]);NOT([.G9])))" table:style-name="ce2">
            <text:p>TRUE</text:p>
          </table:table-cell>
          <table:table-cell office:value-type="boolean" office:boolean-value="true" table:formula="of:=OR(AND(NOT([.D9]);OR(AND([.E9];XOR([.C9];[.G9]));AND(NOT([.E9]);OR(AND(NOT([.C9]);[.G9];OR(NOT([.F9]);NOT([.H9])));AND([.B9];NOT([.F9]);NOT([.G9]))))));AND([.C9];NOT([.E9]);NOT([.G9]);XOR([.D9];[.F9])))" table:style-name="ce2">
            <text:p>TRUE</text:p>
          </table:table-cell>
          <table:table-cell table:style-name="ce2"/>
          <table:table-cell office:value-type="float" office:value="1" table:style-name="ce4">
            <text:p>1</text:p>
          </table:table-cell>
          <table:table-cell office:value-type="string" table:style-name="ce2">
            <text:p>_</text:p>
          </table:table-cell>
          <table:table-cell table:number-columns-repeated="16369"/>
        </table:table-row>
        <table:table-row table:style-name="ro1">
          <table:table-cell table:number-columns-repeated="8" table:style-name="ce2"/>
          <table:table-cell office:value-type="boolean" office:boolean-value="false" table:formula="of:=OR(AND([.C10];NOT([.D10]);[.E10];[.F10];[.G10]);AND(NOT([.C10]);[.D10];NOT([.E10]);NOT([.F10]);NOT([.G10])))" table:style-name="ce2">
            <text:p>FALSE</text:p>
          </table:table-cell>
          <table:table-cell office:value-type="boolean" office:boolean-value="true" table:formula="of:=AND(NOT([.D10]);OR(AND([.E10];OR(NOT([.C10]);NOT([.F10]);NOT([.G10])));AND([.C10];NOT([.E10]);[.F10];[.G10];NOT([.H10]))))" table:style-name="ce2">
            <text:p>TRUE</text:p>
          </table:table-cell>
          <table:table-cell office:value-type="boolean" office:boolean-value="false" table:formula="of:=OR(AND(NOT([.D10]);OR(AND([.F10];NOT([.G10]));AND([.G10];XOR([.C10];[.F10]));AND(NOT([.C10]);[.F10];[.G10];NOT([.H10]))));AND([.C10];[.D10];NOT([.E10]);NOT([.F10]);NOT([.G10])))" table:style-name="ce2">
            <text:p>FALSE</text:p>
          </table:table-cell>
          <table:table-cell office:value-type="boolean" office:boolean-value="false" table:formula="of:=OR(AND(NOT([.D10]);OR(AND([.E10];XOR([.C10];[.G10]));AND(NOT([.E10]);OR(AND(NOT([.C10]);[.G10];OR(NOT([.F10]);NOT([.H10])));AND([.B10];NOT([.F10]);NOT([.G10]))))));AND([.C10];NOT([.E10]);NOT([.G10]);XOR([.D10];[.F10])))" table:style-name="ce2">
            <text:p>FALSE</text:p>
          </table:table-cell>
          <table:table-cell office:value-type="string" table:style-name="ce2">
            <text:p>_</text:p>
          </table:table-cell>
          <table:table-cell office:value-type="float" office:value="0" table:style-name="ce4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boolean" office:boolean-value="false" table:formula="of:=OR(AND([.C11];NOT([.D11]);[.E11];[.F11];[.G11]);AND(NOT([.C11]);[.D11];NOT([.E11]);NOT([.F11]);NOT([.G11])))" table:style-name="ce2">
            <text:p>FALSE</text:p>
          </table:table-cell>
          <table:table-cell office:value-type="boolean" office:boolean-value="true" table:formula="of:=AND(NOT([.D11]);OR(AND([.E11];OR(NOT([.C11]);NOT([.F11]);NOT([.G11])));AND([.C11];NOT([.E11]);[.F11];[.G11];NOT([.H11]))))" table:style-name="ce2">
            <text:p>TRUE</text:p>
          </table:table-cell>
          <table:table-cell office:value-type="boolean" office:boolean-value="false" table:formula="of:=OR(AND(NOT([.D11]);OR(AND([.F11];NOT([.G11]));AND([.G11];XOR([.C11];[.F11]));AND(NOT([.C11]);[.F11];[.G11];NOT([.H11]))));AND([.C11];[.D11];NOT([.E11]);NOT([.F11]);NOT([.G11])))" table:style-name="ce2">
            <text:p>FALSE</text:p>
          </table:table-cell>
          <table:table-cell office:value-type="boolean" office:boolean-value="false" table:formula="of:=OR(AND(NOT([.D11]);OR(AND([.E11];XOR([.C11];[.G11]));AND(NOT([.E11]);OR(AND(NOT([.C11]);[.G11];OR(NOT([.F11]);NOT([.H11])));AND([.B11];NOT([.F11]);NOT([.G11]))))));AND([.C11];NOT([.E11]);NOT([.G11]);XOR([.D11];[.F11])))" table:style-name="ce2">
            <text:p>FALSE</text:p>
          </table:table-cell>
          <table:table-cell office:value-type="string" table:style-name="ce2">
            <text:p>_</text:p>
          </table:table-cell>
          <table:table-cell office:value-type="float" office:value="0" table:style-name="ce4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8"/>
          <table:table-cell office:value-type="boolean" office:boolean-value="false" table:formula="of:=OR(AND([.C12];NOT([.D12]);[.E12];[.F12];[.G12]);AND(NOT([.C12]);[.D12];NOT([.E12]);NOT([.F12]);NOT([.G12])))" table:style-name="ce2">
            <text:p>FALSE</text:p>
          </table:table-cell>
          <table:table-cell office:value-type="boolean" office:boolean-value="true" table:formula="of:=AND(NOT([.D12]);OR(AND([.E12];OR(NOT([.C12]);NOT([.F12]);NOT([.G12])));AND([.C12];NOT([.E12]);[.F12];[.G12];NOT([.H12]))))" table:style-name="ce2">
            <text:p>TRUE</text:p>
          </table:table-cell>
          <table:table-cell office:value-type="boolean" office:boolean-value="false" table:formula="of:=OR(AND(NOT([.D12]);OR(AND([.F12];NOT([.G12]));AND([.G12];XOR([.C12];[.F12]));AND(NOT([.C12]);[.F12];[.G12];NOT([.H12]))));AND([.C12];[.D12];NOT([.E12]);NOT([.F12]);NOT([.G12])))" table:style-name="ce2">
            <text:p>FALSE</text:p>
          </table:table-cell>
          <table:table-cell office:value-type="boolean" office:boolean-value="true" table:formula="of:=OR(AND(NOT([.D12]);OR(AND([.E12];XOR([.C12];[.G12]));AND(NOT([.E12]);OR(AND(NOT([.C12]);[.G12];OR(NOT([.F12]);NOT([.H12])));AND([.B12];NOT([.F12]);NOT([.G12]))))));AND([.C12];NOT([.E12]);NOT([.G12]);XOR([.D12];[.F12])))" table:style-name="ce2">
            <text:p>TRUE</text:p>
          </table:table-cell>
          <table:table-cell table:style-name="ce2"/>
          <table:table-cell office:value-type="float" office:value="1" table:style-name="ce4">
            <text:p>1</text:p>
          </table:table-cell>
          <table:table-cell table:number-columns-repeated="16370"/>
        </table:table-row>
        <table:table-row table:style-name="ro1">
          <table:table-cell table:number-columns-repeated="8"/>
          <table:table-cell office:value-type="boolean" office:boolean-value="false" table:formula="of:=OR(AND([.C13];NOT([.D13]);[.E13];[.F13];[.G13]);AND(NOT([.C13]);[.D13];NOT([.E13]);NOT([.F13]);NOT([.G13])))" table:style-name="ce2">
            <text:p>FALSE</text:p>
          </table:table-cell>
          <table:table-cell office:value-type="boolean" office:boolean-value="true" table:formula="of:=AND(NOT([.D13]);OR(AND([.E13];OR(NOT([.C13]);NOT([.F13]);NOT([.G13])));AND([.C13];NOT([.E13]);[.F13];[.G13];NOT([.H13]))))" table:style-name="ce2">
            <text:p>TRUE</text:p>
          </table:table-cell>
          <table:table-cell office:value-type="boolean" office:boolean-value="false" table:formula="of:=OR(AND(NOT([.D13]);OR(AND([.F13];NOT([.G13]));AND([.G13];XOR([.C13];[.F13]));AND(NOT([.C13]);[.F13];[.G13];NOT([.H13]))));AND([.C13];[.D13];NOT([.E13]);NOT([.F13]);NOT([.G13])))" table:style-name="ce2">
            <text:p>FALSE</text:p>
          </table:table-cell>
          <table:table-cell office:value-type="boolean" office:boolean-value="true" table:formula="of:=OR(AND(NOT([.D13]);OR(AND([.E13];XOR([.C13];[.G13]));AND(NOT([.E13]);OR(AND(NOT([.C13]);[.G13];OR(NOT([.F13]);NOT([.H13])));AND([.B13];NOT([.F13]);NOT([.G13]))))));AND([.C13];NOT([.E13]);NOT([.G13]);XOR([.D13];[.F13])))" table:style-name="ce2">
            <text:p>TRUE</text:p>
          </table:table-cell>
          <table:table-cell table:style-name="ce2"/>
          <table:table-cell office:value-type="float" office:value="1" table:style-name="ce4">
            <text:p>1</text:p>
          </table:table-cell>
          <table:table-cell table:number-columns-repeated="16370"/>
        </table:table-row>
        <table:table-row table:style-name="ro1">
          <table:table-cell table:number-columns-repeated="8"/>
          <table:table-cell office:value-type="boolean" office:boolean-value="false" table:formula="of:=OR(AND([.C14];NOT([.D14]);[.E14];[.F14];[.G14]);AND(NOT([.C14]);[.D14];NOT([.E14]);NOT([.F14]);NOT([.G14])))" table:style-name="ce2">
            <text:p>FALSE</text:p>
          </table:table-cell>
          <table:table-cell office:value-type="boolean" office:boolean-value="true" table:formula="of:=AND(NOT([.D14]);OR(AND([.E14];OR(NOT([.C14]);NOT([.F14]);NOT([.G14])));AND([.C14];NOT([.E14]);[.F14];[.G14];NOT([.H14]))))" table:style-name="ce2">
            <text:p>TRUE</text:p>
          </table:table-cell>
          <table:table-cell office:value-type="boolean" office:boolean-value="true" table:formula="of:=OR(AND(NOT([.D14]);OR(AND([.F14];NOT([.G14]));AND([.G14];XOR([.C14];[.F14]));AND(NOT([.C14]);[.F14];[.G14];NOT([.H14]))));AND([.C14];[.D14];NOT([.E14]);NOT([.F14]);NOT([.G14])))" table:style-name="ce2">
            <text:p>TRUE</text:p>
          </table:table-cell>
          <table:table-cell office:value-type="boolean" office:boolean-value="false" table:formula="of:=OR(AND(NOT([.D14]);OR(AND([.E14];XOR([.C14];[.G14]));AND(NOT([.E14]);OR(AND(NOT([.C14]);[.G14];OR(NOT([.F14]);NOT([.H14])));AND([.B14];NOT([.F14]);NOT([.G14]))))));AND([.C14];NOT([.E14]);NOT([.G14]);XOR([.D14];[.F14])))" table:style-name="ce2">
            <text:p>FALSE</text:p>
          </table:table-cell>
          <table:table-cell table:style-name="ce2"/>
          <table:table-cell office:value-type="float" office:value="0" table:style-name="ce4">
            <text:p>0</text:p>
          </table:table-cell>
          <table:table-cell table:number-columns-repeated="16370"/>
        </table:table-row>
        <table:table-row table:style-name="ro1">
          <table:table-cell table:number-columns-repeated="8"/>
          <table:table-cell office:value-type="boolean" office:boolean-value="false" table:formula="of:=OR(AND([.C15];NOT([.D15]);[.E15];[.F15];[.G15]);AND(NOT([.C15]);[.D15];NOT([.E15]);NOT([.F15]);NOT([.G15])))" table:style-name="ce2">
            <text:p>FALSE</text:p>
          </table:table-cell>
          <table:table-cell office:value-type="boolean" office:boolean-value="true" table:formula="of:=AND(NOT([.D15]);OR(AND([.E15];OR(NOT([.C15]);NOT([.F15]);NOT([.G15])));AND([.C15];NOT([.E15]);[.F15];[.G15];NOT([.H15]))))" table:style-name="ce2">
            <text:p>TRUE</text:p>
          </table:table-cell>
          <table:table-cell office:value-type="boolean" office:boolean-value="true" table:formula="of:=OR(AND(NOT([.D15]);OR(AND([.F15];NOT([.G15]));AND([.G15];XOR([.C15];[.F15]));AND(NOT([.C15]);[.F15];[.G15];NOT([.H15]))));AND([.C15];[.D15];NOT([.E15]);NOT([.F15]);NOT([.G15])))" table:style-name="ce2">
            <text:p>TRUE</text:p>
          </table:table-cell>
          <table:table-cell office:value-type="boolean" office:boolean-value="false" table:formula="of:=OR(AND(NOT([.D15]);OR(AND([.E15];XOR([.C15];[.G15]));AND(NOT([.E15]);OR(AND(NOT([.C15]);[.G15];OR(NOT([.F15]);NOT([.H15])));AND([.B15];NOT([.F15]);NOT([.G15]))))));AND([.C15];NOT([.E15]);NOT([.G15]);XOR([.D15];[.F15])))" table:style-name="ce2">
            <text:p>FALSE</text:p>
          </table:table-cell>
          <table:table-cell table:style-name="ce2"/>
          <table:table-cell office:value-type="float" office:value="0" table:style-name="ce4">
            <text:p>0</text:p>
          </table:table-cell>
          <table:table-cell table:number-columns-repeated="16370"/>
        </table:table-row>
        <table:table-row table:style-name="ro1">
          <table:table-cell table:number-columns-repeated="8"/>
          <table:table-cell office:value-type="boolean" office:boolean-value="false" table:formula="of:=OR(AND([.C16];NOT([.D16]);[.E16];[.F16];[.G16]);AND(NOT([.C16]);[.D16];NOT([.E16]);NOT([.F16]);NOT([.G16])))" table:style-name="ce2">
            <text:p>FALSE</text:p>
          </table:table-cell>
          <table:table-cell office:value-type="boolean" office:boolean-value="true" table:formula="of:=AND(NOT([.D16]);OR(AND([.E16];OR(NOT([.C16]);NOT([.F16]);NOT([.G16])));AND([.C16];NOT([.E16]);[.F16];[.G16];NOT([.H16]))))" table:style-name="ce2">
            <text:p>TRUE</text:p>
          </table:table-cell>
          <table:table-cell office:value-type="boolean" office:boolean-value="true" table:formula="of:=OR(AND(NOT([.D16]);OR(AND([.F16];NOT([.G16]));AND([.G16];XOR([.C16];[.F16]));AND(NOT([.C16]);[.F16];[.G16];NOT([.H16]))));AND([.C16];[.D16];NOT([.E16]);NOT([.F16]);NOT([.G16])))" table:style-name="ce2">
            <text:p>TRUE</text:p>
          </table:table-cell>
          <table:table-cell office:value-type="boolean" office:boolean-value="true" table:formula="of:=OR(AND(NOT([.D16]);OR(AND([.E16];XOR([.C16];[.G16]));AND(NOT([.E16]);OR(AND(NOT([.C16]);[.G16];OR(NOT([.F16]);NOT([.H16])));AND([.B16];NOT([.F16]);NOT([.G16]))))));AND([.C16];NOT([.E16]);NOT([.G16]);XOR([.D16];[.F16])))" table:style-name="ce2">
            <text:p>TRUE</text:p>
          </table:table-cell>
          <table:table-cell table:style-name="ce2"/>
          <table:table-cell office:value-type="float" office:value="1" table:style-name="ce4">
            <text:p>1</text:p>
          </table:table-cell>
          <table:table-cell table:number-columns-repeated="16370"/>
        </table:table-row>
        <table:table-row table:style-name="ro1">
          <table:table-cell table:number-columns-repeated="8"/>
          <table:table-cell office:value-type="boolean" office:boolean-value="false" table:formula="of:=OR(AND([.C17];NOT([.D17]);[.E17];[.F17];[.G17]);AND(NOT([.C17]);[.D17];NOT([.E17]);NOT([.F17]);NOT([.G17])))" table:style-name="ce2">
            <text:p>FALSE</text:p>
          </table:table-cell>
          <table:table-cell office:value-type="boolean" office:boolean-value="true" table:formula="of:=AND(NOT([.D17]);OR(AND([.E17];OR(NOT([.C17]);NOT([.F17]);NOT([.G17])));AND([.C17];NOT([.E17]);[.F17];[.G17];NOT([.H17]))))" table:style-name="ce2">
            <text:p>TRUE</text:p>
          </table:table-cell>
          <table:table-cell office:value-type="boolean" office:boolean-value="true" table:formula="of:=OR(AND(NOT([.D17]);OR(AND([.F17];NOT([.G17]));AND([.G17];XOR([.C17];[.F17]));AND(NOT([.C17]);[.F17];[.G17];NOT([.H17]))));AND([.C17];[.D17];NOT([.E17]);NOT([.F17]);NOT([.G17])))" table:style-name="ce2">
            <text:p>TRUE</text:p>
          </table:table-cell>
          <table:table-cell office:value-type="boolean" office:boolean-value="true" table:formula="of:=OR(AND(NOT([.D17]);OR(AND([.E17];XOR([.C17];[.G17]));AND(NOT([.E17]);OR(AND(NOT([.C17]);[.G17];OR(NOT([.F17]);NOT([.H17])));AND([.B17];NOT([.F17]);NOT([.G17]))))));AND([.C17];NOT([.E17]);NOT([.G17]);XOR([.D17];[.F17])))" table:style-name="ce2">
            <text:p>TRUE</text:p>
          </table:table-cell>
          <table:table-cell table:style-name="ce2"/>
          <table:table-cell office:value-type="float" office:value="1" table:style-name="ce4">
            <text:p>1</text:p>
          </table:table-cell>
          <table:table-cell table:number-columns-repeated="16370"/>
        </table:table-row>
        <table:table-row table:style-name="ro1">
          <table:table-cell table:number-columns-repeated="8"/>
          <table:table-cell office:value-type="boolean" office:boolean-value="true" table:formula="of:=OR(AND([.C18];NOT([.D18]);[.E18];[.F18];[.G18]);AND(NOT([.C18]);[.D18];NOT([.E18]);NOT([.F18]);NOT([.G18])))" table:style-name="ce2">
            <text:p>TRUE</text:p>
          </table:table-cell>
          <table:table-cell office:value-type="boolean" office:boolean-value="false" table:formula="of:=AND(NOT([.D18]);OR(AND([.E18];OR(NOT([.C18]);NOT([.F18]);NOT([.G18])));AND([.C18];NOT([.E18]);[.F18];[.G18];NOT([.H18]))))" table:style-name="ce2">
            <text:p>FALSE</text:p>
          </table:table-cell>
          <table:table-cell office:value-type="boolean" office:boolean-value="false" table:formula="of:=OR(AND(NOT([.D18]);OR(AND([.F18];NOT([.G18]));AND([.G18];XOR([.C18];[.F18]));AND(NOT([.C18]);[.F18];[.G18];NOT([.H18]))));AND([.C18];[.D18];NOT([.E18]);NOT([.F18]);NOT([.G18])))" table:style-name="ce2">
            <text:p>FALSE</text:p>
          </table:table-cell>
          <table:table-cell office:value-type="boolean" office:boolean-value="false" table:formula="of:=OR(AND(NOT([.D18]);OR(AND([.E18];XOR([.C18];[.G18]));AND(NOT([.E18]);OR(AND(NOT([.C18]);[.G18];OR(NOT([.F18]);NOT([.H18])));AND([.B18];NOT([.F18]);NOT([.G18]))))));AND([.C18];NOT([.E18]);NOT([.G18]);XOR([.D18];[.F18])))" table:style-name="ce2">
            <text:p>FALSE</text:p>
          </table:table-cell>
          <table:table-cell table:style-name="ce2"/>
          <table:table-cell office:value-type="float" office:value="0" table:style-name="ce4">
            <text:p>0</text:p>
          </table:table-cell>
          <table:table-cell table:number-columns-repeated="16370"/>
        </table:table-row>
        <table:table-row table:style-name="ro1">
          <table:table-cell table:number-columns-repeated="8"/>
          <table:table-cell office:value-type="boolean" office:boolean-value="true" table:formula="of:=OR(AND([.C19];NOT([.D19]);[.E19];[.F19];[.G19]);AND(NOT([.C19]);[.D19];NOT([.E19]);NOT([.F19]);NOT([.G19])))" table:style-name="ce2">
            <text:p>TRUE</text:p>
          </table:table-cell>
          <table:table-cell office:value-type="boolean" office:boolean-value="false" table:formula="of:=AND(NOT([.D19]);OR(AND([.E19];OR(NOT([.C19]);NOT([.F19]);NOT([.G19])));AND([.C19];NOT([.E19]);[.F19];[.G19];NOT([.H19]))))" table:style-name="ce2">
            <text:p>FALSE</text:p>
          </table:table-cell>
          <table:table-cell office:value-type="boolean" office:boolean-value="false" table:formula="of:=OR(AND(NOT([.D19]);OR(AND([.F19];NOT([.G19]));AND([.G19];XOR([.C19];[.F19]));AND(NOT([.C19]);[.F19];[.G19];NOT([.H19]))));AND([.C19];[.D19];NOT([.E19]);NOT([.F19]);NOT([.G19])))" table:style-name="ce2">
            <text:p>FALSE</text:p>
          </table:table-cell>
          <table:table-cell office:value-type="boolean" office:boolean-value="false" table:formula="of:=OR(AND(NOT([.D19]);OR(AND([.E19];XOR([.C19];[.G19]));AND(NOT([.E19]);OR(AND(NOT([.C19]);[.G19];OR(NOT([.F19]);NOT([.H19])));AND([.B19];NOT([.F19]);NOT([.G19]))))));AND([.C19];NOT([.E19]);NOT([.G19]);XOR([.D19];[.F19])))" table:style-name="ce2">
            <text:p>FALSE</text:p>
          </table:table-cell>
          <table:table-cell table:style-name="ce2"/>
          <table:table-cell office:value-type="float" office:value="0" table:style-name="ce4">
            <text:p>0</text:p>
          </table:table-cell>
          <table:table-cell table:number-columns-repeated="16370"/>
        </table:table-row>
        <table:table-row table:style-name="ro1">
          <table:table-cell table:number-columns-repeated="8"/>
          <table:table-cell office:value-type="boolean" office:boolean-value="false" table:formula="of:=OR(AND([.C20];NOT([.D20]);[.E20];[.F20];[.G20]);AND(NOT([.C20]);[.D20];NOT([.E20]);NOT([.F20]);NOT([.G20])))" table:style-name="ce2">
            <text:p>FALSE</text:p>
          </table:table-cell>
          <table:table-cell office:value-type="boolean" office:boolean-value="false" table:formula="of:=AND(NOT([.D20]);OR(AND([.E20];OR(NOT([.C20]);NOT([.F20]);NOT([.G20])));AND([.C20];NOT([.E20]);[.F20];[.G20];NOT([.H20]))))" table:style-name="ce2">
            <text:p>FALSE</text:p>
          </table:table-cell>
          <table:table-cell office:value-type="boolean" office:boolean-value="true" table:formula="of:=OR(AND(NOT([.D20]);OR(AND([.F20];NOT([.G20]));AND([.G20];XOR([.C20];[.F20]));AND(NOT([.C20]);[.F20];[.G20];NOT([.H20]))));AND([.C20];[.D20];NOT([.E20]);NOT([.F20]);NOT([.G20])))" table:style-name="ce2">
            <text:p>TRUE</text:p>
          </table:table-cell>
          <table:table-cell office:value-type="boolean" office:boolean-value="true" table:formula="of:=OR(AND(NOT([.D20]);OR(AND([.E20];XOR([.C20];[.G20]));AND(NOT([.E20]);OR(AND(NOT([.C20]);[.G20];OR(NOT([.F20]);NOT([.H20])));AND([.B20];NOT([.F20]);NOT([.G20]))))));AND([.C20];NOT([.E20]);NOT([.G20]);XOR([.D20];[.F20])))" table:style-name="ce2">
            <text:p>TRUE</text:p>
          </table:table-cell>
          <table:table-cell table:style-name="ce2"/>
          <table:table-cell office:value-type="float" office:value="1" table:style-name="ce4">
            <text:p>1</text:p>
          </table:table-cell>
          <table:table-cell table:number-columns-repeated="16370"/>
        </table:table-row>
        <table:table-row table:number-rows-repeated="1048535" table:style-name="ro3">
          <table:table-cell table:number-columns-repeated="16384"/>
        </table:table-row>
      </table:table>
      <table:table table:name="Sheet2" table:style-name="ta2">
        <table:table-column table:style-name="co6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6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Станіслав Коваленко</meta:initial-creator>
    <dc:creator>Станіслав Коваленко</dc:creator>
    <meta:creation-date>2009-04-16T11:32:48Z</meta:creation-date>
    <dc:date>2015-11-22T19:01:14Z</dc:date>
    <meta:editing-cycles>8</meta:editing-cycles>
    <meta:editing-duration>PT12202S</meta:editing-duration>
    <meta:user-defined meta:name="Info 1"/>
    <meta:user-defined meta:name="Info 2"/>
    <meta:user-defined meta:name="Info 3"/>
    <meta:user-defined meta:name="Info 4"/>
  </office:meta>
</office:document-meta>
</file>